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nalysis</text:p>
          </table:table-cell>
          <table:table-cell table:style-name="ce4"/>
          <table:table-cell/>
          <table:table-cell table:style-name="ce1" office:value-type="string" calcext:value-type="string">
            <text:p>Diskrete Strukturen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  <table:table-cell office:value-type="string" calcext:value-type="string">
            <text:p>guna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formula="of:=SUM([.B6:.B18])" office:value-type="float" office:value="47" calcext:value-type="float">
            <text:p>47</text:p>
          </table:table-cell>
          <table:table-cell table:formula="of:=SUM([.C6:.C18])" office:value-type="float" office:value="115" calcext:value-type="float">
            <text:p>115</text:p>
          </table:table-cell>
          <table:table-cell/>
          <table:table-cell table:formula="of:=SUM([.E6:.E18])" office:value-type="float" office:value="49.7" calcext:value-type="float">
            <text:p>49,7</text:p>
          </table:table-cell>
          <table:table-cell table:formula="of:=SUM([.F6:.F18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formula="of:=[.B4]/[.C4]" office:value-type="float" office:value="0.408695652173913" calcext:value-type="float">
            <text:p>0,408695652173913</text:p>
          </table:table-cell>
          <table:table-cell table:number-columns-repeated="2"/>
          <table:table-cell table:formula="of:=[.E4]/[.F4]" office:value-type="float" office:value="0.492079207920792" calcext:value-type="float">
            <text:p>0,492079207920792</text:p>
          </table:table-cell>
          <table:table-cell/>
        </table:table-row>
        <table:table-row table:style-name="ro1">
          <table:table-cell office:value-type="string" calcext:value-type="string">
            <text:p>Abgabe 1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1</text:p>
          </table:table-cell>
          <table:table-cell table:formula="of:=4+2.5+3" office:value-type="float" office:value="9.5" calcext:value-type="float">
            <text:p>9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2</text:p>
          </table:table-cell>
          <table:table-cell table:formula="of:=2.3+2.5+3" office:value-type="float" office:value="7.8" calcext:value-type="float">
            <text:p>7,8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3</text:p>
          </table:table-cell>
          <table:table-cell office:value-type="float" office:value="6.5" calcext:value-type="float">
            <text:p>6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3</text:p>
          </table:table-cell>
          <table:table-cell table:formula="of:=0+4+1" office:value-type="float" office:value="5" calcext:value-type="float">
            <text:p>5</text:p>
          </table:table-cell>
          <table:table-cell table:formula="of:=2+4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4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4</text:p>
          </table:table-cell>
          <table:table-cell table:formula="of:=3.9+1+1" office:value-type="float" office:value="5.9" calcext:value-type="float">
            <text:p>5,9</text:p>
          </table:table-cell>
          <table:table-cell table:formula="of:=5+1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5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5</text:p>
          </table:table-cell>
          <table:table-cell table:formula="of:=1.5+3+0" office:value-type="float" office:value="4.5" calcext:value-type="float">
            <text:p>4,5</text:p>
          </table:table-cell>
          <table:table-cell table:formula="of:=3+3+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6</text:p>
          </table:table-cell>
          <table:table-cell table:formula="of:=0+0+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gabe 7</text:p>
          </table:table-cell>
          <table:table-cell table:formula="of:=0+0.5+0" office:value-type="float" office:value="0.5" calcext:value-type="float">
            <text:p>0,5</text:p>
          </table:table-cell>
          <table:table-cell table:formula="of:=3+4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8</text:p>
          </table:table-cell>
          <table:table-cell table:formula="of:=3+3+0" office:value-type="float" office:value="6" calcext:value-type="float">
            <text:p>6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gabe 9</text:p>
          </table:table-cell>
          <table:table-cell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0</text:p>
          </table:table-cell>
          <table:table-cell office:value-type="float" office:value="5" calcext:value-type="float">
            <text:p>5</text:p>
          </table:table-cell>
          <table:table-cell table:formula="of:=2+1+1+1+2+1+3" office:value-type="float" office:value="11" calcext:value-type="float">
            <text:p>11</text:p>
          </table:table-cell>
          <table:table-cell office:value-type="string" calcext:value-type="string">
            <text:p>Abgabe 10</text:p>
          </table:table-cell>
          <table:table-cell office:value-type="float" office:value="4" calcext:value-type="float">
            <text:p>4</text:p>
          </table:table-cell>
          <table:table-cell table:formula="of:=4+3+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gabe 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gabe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gabe 12A</text:p>
          </table:table-cell>
          <table:table-cell table:number-columns-repeated="2"/>
          <table:table-cell office:value-type="string" calcext:value-type="string">
            <text:p>Erste mün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3"/>
          <table:table-cell table:style-name="ce6"/>
          <table:table-cell office:value-type="string" calcext:value-type="string">
            <text:p>zweite mün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1-20T18:47:51.170432306</dc:date>
    <meta:editing-duration>P1DT2H46M17S</meta:editing-duration>
    <meta:editing-cycles>9</meta:editing-cycles>
    <meta:generator>LibreOffice/7.3.7.2$Linux_X86_64 LibreOffice_project/30$Build-2</meta:generator>
    <meta:document-statistic meta:table-count="1" meta:cell-count="87" meta:object-count="0"/>
  </office:meta>
</office:document-meta>
</file>